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35cm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marker-start-width="0.203cm"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.5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margin-left="0cm" fo:margin-right="0cm" fo:text-indent="0cm"/>
      <style:text-properties fo:font-size="8pt"/>
    </style:style>
    <style:style style:name="P6" style:family="paragraph">
      <style:text-properties fo:font-size="8pt"/>
    </style:style>
    <style:style style:name="T1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89cm" svg:y1="12.641cm" svg:x2="15.924cm" svg:y2="12.641cm">
          <text:p text:style-name="P2"/>
        </draw:line>
        <draw:line draw:style-name="gr1" draw:text-style-name="P1" draw:layer="layout" svg:x1="6.761cm" svg:y1="16.377cm" svg:x2="6.761cm" svg:y2="7.938cm">
          <text:p text:style-name="P2"/>
        </draw:line>
        <draw:frame draw:style-name="gr2" draw:text-style-name="P2" draw:layer="layout" svg:width="0.49cm" svg:height="0.985cm" svg:x="15.042cm" svg:y="12.984cm">
          <draw:text-box>
            <text:p text:style-name="P2">a</text:p>
          </draw:text-box>
        </draw:frame>
        <draw:frame draw:style-name="gr3" draw:layer="layout" svg:width="0.426cm" svg:height="0.482cm" svg:x="14.976cm" svg:y="12.7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26cm" svg:height="0.482cm" svg:x="9.395cm" svg:y="12.7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9.618cm" svg:y1="12.528cm" svg:x2="9.618cm" svg:y2="12.726cm">
          <text:p text:style-name="P2"/>
        </draw:line>
        <draw:line draw:style-name="gr5" draw:text-style-name="P1" draw:layer="layout" svg:x1="9.604cm" svg:y1="12.648cm" svg:x2="6.019cm" svg:y2="16.233cm">
          <text:p text:style-name="P2"/>
        </draw:line>
        <draw:line draw:style-name="gr6" draw:text-style-name="P1" draw:layer="layout" svg:x1="13.19cm" svg:y1="9.064cm" svg:x2="9.605cm" svg:y2="12.649cm">
          <text:p text:style-name="P2"/>
        </draw:line>
        <draw:line draw:style-name="gr6" draw:text-style-name="P1" draw:layer="layout" svg:x1="2.99cm" svg:y1="12.648cm" svg:x2="9.591cm" svg:y2="12.648cm">
          <text:p text:style-name="P2"/>
        </draw:line>
        <draw:line draw:style-name="gr5" draw:text-style-name="P1" draw:layer="layout" svg:x1="9.618cm" svg:y1="12.648cm" svg:x2="15.518cm" svg:y2="12.648cm">
          <text:p text:style-name="P2"/>
        </draw:line>
        <draw:frame draw:style-name="gr3" draw:layer="layout" svg:width="0.481cm" svg:height="0.482cm" svg:x="6.263cm" svg:y="8.3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6" draw:text-style-name="P1" draw:layer="layout" svg:x1="10.61cm" svg:y1="14.671cm" svg:x2="11.417cm" svg:y2="14.671cm">
          <text:p text:style-name="P2"/>
        </draw:line>
        <draw:line draw:style-name="gr7" draw:text-style-name="P1" draw:layer="layout" svg:x1="10.623cm" svg:y1="15.332cm" svg:x2="11.43cm" svg:y2="15.332cm">
          <text:p text:style-name="P2"/>
        </draw:line>
        <draw:frame draw:style-name="gr8" draw:text-style-name="P3" draw:layer="layout" svg:width="3.821cm" svg:height="0.662cm" svg:x="11.43cm" svg:y="14.34cm">
          <draw:text-box>
            <text:p text:style-name="P2"><text:span text:style-name="T1">Attracting fixed point</text:span></text:p>
          </draw:text-box>
        </draw:frame>
        <draw:frame draw:style-name="gr8" draw:text-style-name="P3" draw:layer="layout" svg:width="3.796cm" svg:height="0.662cm" svg:x="11.391cm" svg:y="15.041cm">
          <draw:text-box>
            <text:p text:style-name="P2"><text:span text:style-name="T1">Repelling fixed point</text:span></text:p>
          </draw:text-box>
        </draw:frame>
        <draw:custom-shape draw:style-name="gr9" draw:text-style-name="P1" draw:layer="layout" svg:width="4.882cm" svg:height="1.283cm" svg:x="10.332cm" svg:y="14.393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9.274cm" svg:y1="10.742cm" svg:x2="9.551cm" svg:y2="12.436cm">
          <text:p text:style-name="P2"/>
        </draw:line>
        <draw:frame draw:style-name="gr8" draw:text-style-name="P6" draw:layer="layout" svg:width="4.117cm" svg:height="0.569cm" svg:x="7.183cm" svg:y="10.306cm">
          <draw:text-box>
            <text:p text:style-name="P5">Transcritical bifurcation poi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3-07T10:56:49</meta:creation-date>
    <dc:creator>Julien Arino</dc:creator>
    <dc:date>2007-03-08T00:58:31</dc:date>
    <dc:language>en-US</dc:language>
    <meta:editing-cycles>8</meta:editing-cycles>
    <meta:editing-duration>PT16M49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